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7"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45570" officeooo:paragraph-rsid="00445570" style:font-name-asian="Noto Serif CJK SC" style:font-size-asian="12pt" style:font-weight-asian="normal" style:font-name-complex="Times New Roman1" style:font-size-complex="12pt" style:font-weight-complex="normal"/>
    </style:style>
    <style:style style:name="P8"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9" style:family="paragraph" style:parent-style-name="Text_20_body">
      <style:paragraph-properties fo:margin-left="0in" fo:margin-right="0in" fo:margin-top="0in" fo:margin-bottom="0in" loext:contextual-spacing="false" fo:line-height="200%" fo:text-indent="0in" style:auto-text-indent="false" style:writing-mode="lr-tb"/>
      <style:text-properties officeooo:paragraph-rsid="0049f075"/>
    </style:style>
    <style:style style:name="P10"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56d48a" officeooo:paragraph-rsid="0056d48a" style:font-name-asian="Noto Serif CJK SC" style:font-size-asian="12pt" style:font-weight-asian="normal" style:font-name-complex="Times New Roman1" style:font-size-complex="12pt" style:font-weight-complex="normal"/>
    </style:style>
    <style:style style:name="P11" style:family="paragraph" style:parent-style-name="Standard">
      <style:paragraph-properties fo:line-height="200%" fo:text-align="start" style:justify-single-word="false" fo:break-before="page"/>
      <style:text-properties officeooo:paragraph-rsid="0056d48a"/>
    </style:style>
    <style:style style:name="P12" style:family="paragraph" style:parent-style-name="Standard">
      <style:paragraph-properties fo:line-height="200%" fo:text-align="start" style:justify-single-word="false"/>
      <style:text-properties officeooo:paragraph-rsid="005931af"/>
    </style:style>
    <style:style style:name="P13" style:family="paragraph" style:parent-style-name="Standard">
      <style:paragraph-properties fo:line-height="200%" fo:text-align="start" style:justify-single-word="false"/>
      <style:text-properties officeooo:paragraph-rsid="00594bc1"/>
    </style:style>
    <style:style style:name="P14" style:family="paragraph" style:parent-style-name="Standard">
      <style:paragraph-properties fo:line-height="200%" fo:text-align="start" style:justify-single-word="false"/>
      <style:text-properties officeooo:paragraph-rsid="005a2329"/>
    </style:style>
    <style:style style:name="P15" style:family="paragraph" style:parent-style-name="Standard">
      <style:paragraph-properties fo:line-height="200%" fo:text-align="start" style:justify-single-word="false"/>
      <style:text-properties officeooo:rsid="0056d48a" officeooo:paragraph-rsid="0056d48a"/>
    </style:style>
    <style:style style:name="P16" style:family="paragraph" style:parent-style-name="Standard">
      <style:paragraph-properties fo:margin-left="0in" fo:margin-right="0in" fo:margin-top="0in" fo:margin-bottom="0in" loext:contextual-spacing="false" fo:line-height="200%" fo:text-align="start" style:justify-single-word="false" fo:text-indent="0in" style:auto-text-indent="false" style:writing-mode="lr-tb"/>
      <style:text-properties officeooo:paragraph-rsid="005a71eb"/>
    </style:style>
    <style:style style:name="P17" style:family="paragraph" style:parent-style-name="Text_20_body">
      <style:paragraph-properties fo:margin-left="0in" fo:margin-right="0in" fo:margin-top="0in" fo:margin-bottom="0in" loext:contextual-spacing="false" fo:line-height="200%" fo:text-indent="0in" style:auto-text-indent="false" style:writing-mode="lr-tb"/>
      <style:text-properties officeooo:paragraph-rsid="0049f075"/>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56d48a" style:font-name-complex="Times New Roman1"/>
    </style:style>
    <style:style style:name="T6" style:family="text">
      <style:text-properties style:font-name="Times New Roman" fo:font-size="12pt" fo:font-style="normal" fo:font-weight="normal" officeooo:rsid="00497844" style:font-size-asian="10.5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font-style="normal" fo:font-weight="normal" officeooo:rsid="0049f075" style:font-size-asian="10.5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font-style="normal" fo:font-weight="normal" officeooo:rsid="005a71eb" style:font-size-asian="10.5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font-style="normal" fo:font-weight="normal" officeooo:rsid="005a2329" style:font-size-asian="10.5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font-weight="normal" style:font-size-asian="10.5pt" style:font-weight-asian="normal" style:font-name-complex="Times New Roman1" style:font-size-complex="12pt" style:font-weight-complex="normal"/>
    </style:style>
    <style:style style:name="T11" style:family="text">
      <style:text-properties style:font-name="Times New Roman" fo:font-size="12pt" fo:font-weight="normal" officeooo:rsid="00467d74" style:font-size-asian="10.5pt" style:font-weight-asian="normal" style:font-name-complex="Times New Roman1" style:font-size-complex="12pt" style:font-weight-complex="normal"/>
    </style:style>
    <style:style style:name="T12" style:family="text">
      <style:text-properties style:font-name="Times New Roman" fo:font-size="12pt" fo:font-weight="normal" officeooo:rsid="004882d5" style:font-size-asian="10.5pt" style:font-weight-asian="normal" style:font-name-complex="Times New Roman1" style:font-size-complex="12pt" style:font-weight-complex="normal"/>
    </style:style>
    <style:style style:name="T13" style:family="text">
      <style:text-properties style:font-name="Times New Roman" fo:font-size="12pt" fo:font-weight="normal" officeooo:rsid="00520f87" style:font-size-asian="10.5pt" style:font-weight-asian="normal" style:font-name-complex="Times New Roman1" style:font-size-complex="12pt" style:font-weight-complex="normal"/>
    </style:style>
    <style:style style:name="T14" style:family="text">
      <style:text-properties style:font-name="Times New Roman" fo:font-size="12pt" fo:font-weight="normal" officeooo:rsid="0054dd72" style:font-size-asian="10.5pt" style:font-weight-asian="normal" style:font-name-complex="Times New Roman1" style:font-size-complex="12pt" style:font-weight-complex="normal"/>
    </style:style>
    <style:style style:name="T15" style:family="text">
      <style:text-properties style:font-name="Times New Roman" fo:font-size="12pt" fo:font-weight="normal" officeooo:rsid="0056d48a" style:font-size-asian="10.5pt" style:font-weight-asian="normal" style:font-name-complex="Times New Roman1" style:font-size-complex="12pt" style:font-weight-complex="normal"/>
    </style:style>
    <style:style style:name="T16" style:family="text">
      <style:text-properties style:font-name="Times New Roman" fo:font-size="12pt" fo:font-weight="normal" officeooo:rsid="00587f21" style:font-size-asian="10.5pt" style:font-weight-asian="normal" style:font-name-complex="Times New Roman1" style:font-size-complex="12pt" style:font-weight-complex="normal"/>
    </style:style>
    <style:style style:name="T17" style:family="text">
      <style:text-properties style:font-name="Times New Roman" fo:font-size="12pt" fo:font-weight="normal" officeooo:rsid="005931af" style:font-size-asian="10.5pt" style:font-weight-asian="normal" style:font-name-complex="Times New Roman1" style:font-size-complex="12pt" style:font-weight-complex="normal"/>
    </style:style>
    <style:style style:name="T18" style:family="text">
      <style:text-properties style:font-name="Times New Roman" fo:font-size="12pt" fo:font-weight="normal" officeooo:rsid="00594bc1" style:font-size-asian="10.5pt" style:font-weight-asian="normal" style:font-name-complex="Times New Roman1" style:font-size-complex="12pt" style:font-weight-complex="normal"/>
    </style:style>
    <style:style style:name="T19" style:family="text">
      <style:text-properties style:font-name="Times New Roman" fo:font-size="12pt" fo:font-weight="normal" officeooo:rsid="005a2329" style:font-size-asian="10.5pt" style:font-weight-asian="normal" style:font-name-complex="Times New Roman1" style:font-size-complex="12pt" style:font-weight-complex="normal"/>
    </style:style>
    <style:style style:name="T20" style:family="text">
      <style:text-properties style:font-name="Times New Roman" fo:font-size="12pt" fo:font-weight="normal" officeooo:rsid="005a71eb" style:font-size-asian="10.5pt" style:font-weight-asian="normal" style:font-name-complex="Times New Roman1" style:font-size-complex="12pt" style:font-weight-complex="normal"/>
    </style:style>
    <style:style style:name="T21" style:family="text">
      <style:text-properties style:font-name="Times New Roman" fo:font-size="12pt" fo:font-weight="normal" officeooo:rsid="0049f075" style:font-size-asian="10.5pt" style:font-weight-asian="normal" style:font-name-complex="Times New Roman1" style:font-size-complex="12pt" style:font-weight-complex="normal"/>
    </style:style>
    <style:style style:name="T22" style:family="text">
      <style:text-properties style:font-name="Times New Roman" fo:font-size="12pt" fo:font-style="italic" fo:font-weight="normal" officeooo:rsid="00497844" style:font-size-asian="10.5pt" style:font-style-asian="italic" style:font-weight-asian="normal" style:font-name-complex="Times New Roman1" style:font-size-complex="12pt" style:font-style-complex="italic" style:font-weight-complex="normal"/>
    </style:style>
    <style:style style:name="T23" style:family="text">
      <style:text-properties style:font-name="Times New Roman" fo:font-size="12pt" fo:font-style="italic" fo:font-weight="normal" officeooo:rsid="0049f075" style:font-size-asian="10.5pt" style:font-style-asian="italic" style:font-weight-asian="normal" style:font-name-complex="Times New Roman1" style:font-size-complex="12pt" style:font-style-complex="italic" style:font-weight-complex="normal"/>
    </style:style>
    <style:style style:name="T24" style:family="text">
      <style:text-properties style:font-name="Times New Roman" fo:font-size="12pt" fo:font-weight="bold" officeooo:rsid="0056d48a" style:font-size-asian="10.5pt" style:font-weight-asian="bold" style:font-name-complex="Times New Roman1" style:font-size-complex="12pt" style:font-weight-complex="bold"/>
    </style:style>
    <style:style style:name="T25" style:family="text">
      <style:text-properties style:font-name="Times New Roman" fo:font-size="30.75pt" fo:font-style="normal" fo:font-weight="normal" officeooo:rsid="005a71eb" style:font-size-asian="10.5pt" style:font-style-asian="normal" style:font-weight-asian="normal" style:font-name-complex="Times New Roman1" style:font-size-complex="12pt" style:font-style-complex="normal" style:font-weight-complex="normal"/>
    </style:style>
    <style:style style:name="T26" style:family="text">
      <style:text-properties style:font-name="Times New Roman" fo:font-size="30.75pt" fo:font-weight="normal" officeooo:rsid="005a71eb" style:font-size-asian="10.5pt" style:font-weight-asian="normal" style:font-name-complex="Times New Roman1" style:font-size-complex="12pt" style:font-weight-complex="normal"/>
    </style:style>
    <style:style style:name="T27" style:family="text">
      <style:text-properties officeooo:rsid="004d844d"/>
    </style:style>
    <style:style style:name="T28" style:family="text">
      <style:text-properties officeooo:rsid="0056d48a"/>
    </style:style>
    <style:style style:name="T29" style:family="text">
      <style:text-properties officeooo:rsid="005a71eb"/>
    </style:style>
    <style:style style:name="T30"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7" text:outline-level="1">Final Project Milestone <text:span text:style-name="T27">T</text:span><text:span text:style-name="T28">hree</text:span></text:h>
      <text:h text:style-name="P10" text:outline-level="1">Specifications</text:h>
      <text:p text:style-name="P2"/>
      <text:p text:style-name="P1">Michael Surdek</text:p>
      <text:p text:style-name="P1">Southern New Hampshire University</text:p>
      <text:p text:style-name="P6"><text:span text:style-name="T3">DAT</text:span><text:span text:style-name="T1"> 6</text:span><text:span text:style-name="T4">4</text:span><text:span text:style-name="T2">0</text:span><text:span text:style-name="T1">: </text:span><text:span text:style-name="T4">Predictive Analytics</text:span></text:p>
      <text:p text:style-name="P5"><text:span text:style-name="T3">Professor </text:span><text:span text:style-name="T4">Tom Woolman</text:span></text:p>
      <text:p text:style-name="P4"><text:span text:style-name="T5">Febru</text:span><text:span text:style-name="T4">ary </text:span><text:span text:style-name="T5">6</text:span><text:span text:style-name="T1">, 202</text:span><text:span text:style-name="T4">2</text:span></text:p>
      <text:p text:style-name="P11"><text:span text:style-name="T24">Specifications</text:span></text:p>
      <text:p text:style-name="P13"><text:span text:style-name="T11"><text:tab/></text:span><text:span text:style-name="T16">F</text:span><text:span text:style-name="T13">or The Insurance Company </text:span><text:span text:style-name="T12">to predict </text:span><text:span text:style-name="T13">whether or not </text:span><text:span text:style-name="T12">a specific customer </text:span><text:span text:style-name="T16">already holds</text:span><text:span text:style-name="T12"> a caravan insurance policy, </text:span><text:span text:style-name="T16">they should first</text:span><text:span text:style-name="T12"> develop a</text:span><text:span text:style-name="T13"> classification </text:span><text:span text:style-name="T12">model that</text:span><text:span text:style-name="T16"> results in a sim</text:span><text:span text:style-name="T13">ple </text:span><text:span text:style-name="T16">binary output of </text:span><text:span text:style-name="T13">yes or no. </text:span><text:span text:style-name="T17">There are many classification algorithms supported by R, including “logistic regression, decision trees, support vector machines, Naive Bayes’ classifiers, neural networks, and...k-nearest neighbor algorithm.” (TechVidvan, 2022) </text:span><text:span text:style-name="T18">These are all forms of predictive analytics, or supervised learning techniques, meaning that “the historic data from which we build our models will already have associated with it speciﬁc outcomes.” (Williams, 2011) </text:span><text:span text:style-name="T17">Each </text:span><text:span text:style-name="T18">of these classification </text:span><text:span text:style-name="T17">algorithm</text:span><text:span text:style-name="T18">s</text:span><text:span text:style-name="T17"> serves a specific purpose, so selecting the proper technique is a matter of understanding the needs </text:span><text:span text:style-name="T18">and nuances </text:span><text:span text:style-name="T17">of the research problem and </text:span><text:span text:style-name="T18">then</text:span><text:span text:style-name="T17"> identifying the algorithm that can accomplish the task with minimal added complexity.</text:span></text:p>
      <text:p text:style-name="P12"><text:span text:style-name="T17"><text:tab/>A</text:span><text:span text:style-name="T13"> logistic regression model </text:span><text:span text:style-name="T17">is one approach that would</text:span><text:span text:style-name="T13"> quantif</text:span><text:span text:style-name="T17">y</text:span><text:span text:style-name="T13"> the likelihood of a customer having caravan insurance, from 0 to 100%. </text:span><text:span text:style-name="T18">For a binary yes or no output, </text:span><text:span text:style-name="T17">The Insurance Company</text:span><text:span text:style-name="T13"> could then set a threshold value, above which a customer is deemed to be a caravan insurance policy holder. </text:span><text:span text:style-name="T12">“The underlying problem is to find the subset of customers with a probability of having a caravan insurance policy above some boundary probability. The known policyholders can then be removed and the rest receives a mailing.” (van der Putten, 2000) </text:span><text:span text:style-name="T13"><text:s/></text:span><text:span text:style-name="T18">Therefore, a logistic regression model could suit The Insurance Company’s problem of identifying a subset of customers to remove from the mailing list. However, t</text:span><text:span text:style-name="T17">he limitation of this approach is due to the arbitrary nature of setting a threshold value. For this reason, the proportion that is predicted to be current policy holders will not necessarily be equal to the actual proportion of the population.</text:span></text:p>
      <text:p text:style-name="P14"><text:span text:style-name="T17"><text:tab/>On the other hand, </text:span><text:span text:style-name="T18">a </text:span><text:span text:style-name="T13">binary classification </text:span><text:span text:style-name="T18">model</text:span><text:span text:style-name="T13">, </text:span><text:span text:style-name="T18">such as the gbm method from the {caret} package, will inherently result in a distribution of predicitions that is related to the proportion of caravan insurance holders in the training dataset. </text:span><text:span text:style-name="T19">(Amunategui, 2014) </text:span><text:span text:style-name="T18">This makes the most sense for The Insurance Company because they want to remove the proper amount of prospects from their </text:span><text:soft-page-break/><text:span text:style-name="T18">mailing list. Removing too few prospects would still lead to spamming, which they are trying to eliminate, and removing too many prospects would lead to missing some potential customers, which is detrimental to the business.</text:span></text:p>
      <text:p text:style-name="P14"><text:span text:style-name="T14"><text:tab/></text:span><text:span text:style-name="T19">Another benefit of the binary classification approach is that it will control for relationships and interactions between independent variables. This means that if two or more independent variables are correlated within the data set, only the ones that </text:span><text:span text:style-name="T20">have the most</text:span><text:span text:style-name="T19"> influence on the dependent variable on their own will be incorporated into the model. (Amunategui, 2014) For example, the second half of the data set includes attributes regarding the current insurance policies held by the customer. This can be </text:span><text:span text:style-name="T20">either</text:span><text:span text:style-name="T19"> the number of policies held and the monetary contribution for each type of insurance, which are of course directly related to each other. In the binary classification model, the algorithm will determine whether the simple count or the monetary contribution has more influence on the output, and the other will likely be left out of the model unless it also adds valuable information.</text:span></text:p>
      <text:p text:style-name="P8">References:</text:p>
      <text:p text:style-name="P3"/>
      <text:p text:style-name="P16"><text:span text:style-name="Emphasis"><text:span text:style-name="T9">Amunategui, </text:span></text:span><text:span text:style-name="Emphasis"><text:span text:style-name="T8">Manuel. </text:span></text:span><text:span text:style-name="Emphasis"><text:span text:style-name="T9">2014. Modeling 101 - Predicting Binary Outcomes with R, gbm, glmnet, and <text:tab/>{caret}. </text:span></text:span><text:span text:style-name="Emphasis"><text:span text:style-name="T8">Github. Retrieved from https://amunategui.github.io/binary-outcome-modeling/</text:span></text:span><text:span text:style-name="Emphasis"><text:span text:style-name="T8">#</text:span></text:span></text:p>
      <text:p text:style-name="P16"><text:span text:style-name="Emphasis"><text:span text:style-name="T8"/></text:span></text:p>
      <text:p text:style-name="P16"><text:span text:style-name="Emphasis"><text:span text:style-name="T8">TechVidvan. 2022. R Classification – Algorithms, Applications and Examples. TechVidvan. Retrieved <text:tab/>from https://techvidvan.com/tutorials/classification-in-r/</text:span></text:span></text:p>
      <text:p text:style-name="P9"><text:span text:style-name="Emphasis"><text:span text:style-name="T6"/></text:span></text:p>
      <text:p text:style-name="P9"><text:span text:style-name="Emphasis"><text:span text:style-name="T6">van der Putten, </text:span></text:span><text:span text:style-name="Emphasis"><text:span text:style-name="T7">Peter. de Ruiter, Mic</text:span></text:span><text:span text:style-name="Emphasis"><text:span text:style-name="T6">hel. van Someren, Maarten. </text:span></text:span><text:span text:style-name="Emphasis"><text:span text:style-name="T8">2000. </text:span></text:span><text:span text:style-name="Emphasis"><text:span text:style-name="T22">CoIL Challenge 2000 Tasks and <text:tab/>Results: Predicting and Explaining Caravan Policy Ownership</text:span></text:span><text:span text:style-name="Emphasis"><text:span text:style-name="T6">. Published by Sentient Machine <text:tab/>Research, Amsterdam. Also a Leiden Institute of Advanced Computer Science Technical <text:tab/>Report. </text:span></text:span><text:span text:style-name="Emphasis"><text:span text:style-name="T7">Retrieved from <text:tab/>https://liacs.leidenuniv.nl/~puttenpwhvander/library/cc2000/PUTTEN~1.pdf</text:span></text:span></text:p>
      <text:p text:style-name="P9"><text:span text:style-name="Emphasis"><text:span text:style-name="T7"/></text:span></text:p>
      <text:p text:style-name="P9"><text:span text:style-name="Emphasis"><text:span text:style-name="T7">Williams, Graham. 2011. </text:span></text:span><text:span text:style-name="Emphasis"><text:span text:style-name="T21">Data Mining with Rattle and R : The Art of Excavating Data for Knowledge <text:tab/>Discovery.</text:span></text:span><text:span text:style-name="Emphasis"><text:span text:style-name="T7"> Springer New York.</text:span></text:span><text:span text:style-name="Emphasis"><text:span text:style-name="T21"> </text:span></text:span><text:span text:style-name="Emphasis"><text:span text:style-name="T7">Retrieved from http://ebookcentral.proquest.com/lib/snhu-<text:tab/>ebooks/detail.action?docID=770229</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2-06T13:32:10.714880712</dc:date>
    <meta:editing-duration>PT22H23M56S</meta:editing-duration>
    <meta:editing-cycles>23</meta:editing-cycles>
    <meta:generator>LibreOffice/6.4.7.2$Linux_X86_64 LibreOffice_project/40$Build-2</meta:generator>
    <meta:document-statistic meta:table-count="0" meta:image-count="0" meta:object-count="0" meta:page-count="4" meta:paragraph-count="17" meta:word-count="653" meta:character-count="4508" meta:non-whitespace-character-count="3859"/>
  </office:meta>
</office:document-meta>
</file>